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2B0000010DD0386D6A.eps"/>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1"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Lucida Grande1" svg:font-family="'Lucida Grande'"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3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9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0" style:family="table">
      <style:table-properties style:width="15.998cm" fo:margin-left="0.026cm" fo:margin-right="-0.014cm" table:align="margins"/>
    </style:style>
    <style:style style:name="Table10.A" style:family="table-column">
      <style:table-column-properties style:column-width="7.987cm" style:rel-column-width="32716*"/>
    </style:style>
    <style:style style:name="Table10.B" style:family="table-column">
      <style:table-column-properties style:column-width="8.012cm" style:rel-column-width="32819*"/>
    </style:style>
    <style:style style:name="Table10.A1" style:family="table-cell">
      <style:table-cell-properties fo:padding="0cm" fo:border="none"/>
    </style:style>
    <style:style style:name="Table12" style:family="table">
      <style:table-properties style:width="16.011cm" table:align="margins"/>
    </style:style>
    <style:style style:name="Table12.A" style:family="table-column">
      <style:table-column-properties style:column-width="8.005cm" style:rel-column-width="32767*"/>
    </style:style>
    <style:style style:name="Table12.B" style:family="table-column">
      <style:table-column-properties style:column-width="8.006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2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9cm" style:rel-column-width="4298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11cm" table:align="margins"/>
    </style:style>
    <style:style style:name="Interface_5f_Function_5f_To_5f_Implment_5f_By_5f_ControlValue_5f_Dijits.A" style:display-name="Interface_Function_To_Implment_By_ControlValue_Dijits.A" style:family="table-column">
      <style:table-column-properties style:column-width="8.005cm" style:rel-column-width="32767*"/>
    </style:style>
    <style:style style:name="Interface_5f_Function_5f_To_5f_Implment_5f_By_5f_ControlValue_5f_Dijits.B" style:display-name="Interface_Function_To_Implment_By_ControlValue_Dijits.B" style:family="table-column">
      <style:table-column-properties style:column-width="8.006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3" style:family="table">
      <style:table-properties style:width="15.965cm" fo:margin-left="0.014cm" fo:margin-right="0.032cm" table:align="margins" fo:keep-with-next="always"/>
    </style:style>
    <style:style style:name="Table3.A" style:family="table-column">
      <style:table-column-properties style:column-width="6.486cm" style:rel-column-width="26622*"/>
    </style:style>
    <style:style style:name="Table3.B" style:family="table-column">
      <style:table-column-properties style:column-width="9.479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6.011cm" table:align="margins"/>
    </style:style>
    <style:style style:name="Table1.A" style:family="table-column">
      <style:table-column-properties style:column-width="8.005cm" style:rel-column-width="32767*"/>
    </style:style>
    <style:style style:name="Table1.B" style:family="table-column">
      <style:table-column-properties style:column-width="8.00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23cm" fo:margin-left="0cm" fo:margin-right="-0.012cm" table:align="margins"/>
    </style:style>
    <style:style style:name="Table2.A" style:family="table-column">
      <style:table-column-properties style:column-width="5.225cm" style:rel-column-width="21368*"/>
    </style:style>
    <style:style style:name="Table2.B" style:family="table-column">
      <style:table-column-properties style:column-width="10.799cm" style:rel-column-width="44167*"/>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023cm" fo:margin-left="0cm" fo:margin-right="-0.012cm" table:align="margins"/>
    </style:style>
    <style:style style:name="Table5.A" style:family="table-column">
      <style:table-column-properties style:column-width="7.886cm" style:rel-column-width="32255*"/>
    </style:style>
    <style:style style:name="Table5.B" style:family="table-column">
      <style:table-column-properties style:column-width="8.137cm" style:rel-column-width="33280*"/>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paragraph-properties>
        <style:tab-stops>
          <style:tab-stop style:position="2.143cm"/>
        </style:tab-stops>
      </style:paragraph-properties>
      <style:text-properties style:font-name="Courier New1" fo:font-style="italic"/>
    </style:style>
    <style:style style:name="P7" style:family="paragraph" style:parent-style-name="Standard">
      <style:paragraph-properties>
        <style:tab-stops>
          <style:tab-stop style:position="1.72cm"/>
        </style:tab-stops>
      </style:paragraph-properties>
      <style:text-properties style:font-name="Courier New1" fo:font-style="normal"/>
    </style:style>
    <style:style style:name="P8" style:family="paragraph" style:parent-style-name="Standard">
      <style:paragraph-properties>
        <style:tab-stops>
          <style:tab-stop style:position="1.349cm"/>
        </style:tab-stops>
      </style:paragraph-properties>
      <style:text-properties style:font-name="Courier New1" fo:font-style="normal"/>
    </style:style>
    <style:style style:name="P9" style:family="paragraph" style:parent-style-name="Standard">
      <style:paragraph-properties>
        <style:tab-stops>
          <style:tab-stop style:position="1.72cm"/>
        </style:tab-stops>
      </style:paragraph-properties>
      <style:text-properties style:font-name="Courier New1"/>
    </style:style>
    <style:style style:name="P10" style:family="paragraph" style:parent-style-name="Standard">
      <style:text-properties style:font-name="Courier New1" fo:font-size="8pt" fo:font-style="normal" fo:font-weight="bold" style:font-size-asian="8pt" style:font-weight-asian="bold" style:font-size-complex="8pt" style:font-weight-complex="bold"/>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Courier New1" fo:background-color="transparent"/>
    </style:style>
    <style:style style:name="P13" style:family="paragraph" style:parent-style-name="Standard">
      <style:paragraph-properties>
        <style:tab-stops>
          <style:tab-stop style:position="1.349cm"/>
        </style:tab-stops>
      </style:paragraph-properties>
      <style:text-properties style:font-name="Verdana1" fo:font-style="normal"/>
    </style:style>
    <style:style style:name="P14" style:family="paragraph" style:parent-style-name="Standard">
      <style:paragraph-properties>
        <style:tab-stops>
          <style:tab-stop style:position="1.349cm"/>
        </style:tab-stops>
      </style:paragraph-properties>
      <style:text-properties style:font-name="Verdana1" fo:font-style="italic"/>
    </style:style>
    <style:style style:name="P15" style:family="paragraph" style:parent-style-name="Standard">
      <style:paragraph-properties>
        <style:tab-stops>
          <style:tab-stop style:position="1.349cm"/>
        </style:tab-stops>
      </style:paragraph-properties>
      <style:text-properties style:font-name="Verdana1" fo:font-style="italic" style:text-underline-style="none" style:font-style-asian="italic" style:font-style-complex="italic"/>
    </style:style>
    <style:style style:name="P16" style:family="paragraph" style:parent-style-name="Standard">
      <style:text-properties style:font-name="Courier1" fo:font-size="8pt" style:font-size-asian="8pt" style:font-size-complex="8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line-height="100%"/>
    </style:style>
    <style:style style:name="P19" style:family="paragraph" style:parent-style-name="Standard">
      <style:paragraph-properties>
        <style:tab-stops>
          <style:tab-stop style:position="2.196cm"/>
        </style:tab-stops>
      </style:paragraph-properties>
    </style:style>
    <style:style style:name="P20" style:family="paragraph" style:parent-style-name="Standard">
      <style:text-properties fo:font-size="8pt" fo:font-style="normal" fo:font-weight="bold" style:font-size-asian="8pt" style:font-weight-asian="bold" style:font-size-complex="8pt"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color="#000000" fo:font-weight="normal" style:font-weight-asian="normal" style:font-weight-complex="normal"/>
    </style:style>
    <style:style style:name="P26" style:family="paragraph" style:parent-style-name="Standard">
      <style:text-properties fo:background-color="transparent"/>
    </style:style>
    <style:style style:name="P27" style:family="paragraph" style:parent-style-name="Standard">
      <style:paragraph-properties fo:orphans="0" fo:widows="0"/>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fo:font-style="italic"/>
    </style:style>
    <style:style style:name="P30" style:family="paragraph" style:parent-style-name="Standard">
      <style:paragraph-properties fo:margin-left="0cm" fo:margin-right="0cm" fo:text-indent="0cm" style:auto-text-indent="false"/>
      <style:text-properties fo:font-style="italic" style:font-style-asian="italic" style:font-style-complex="italic"/>
    </style:style>
    <style:style style:name="P31" style:family="paragraph" style:parent-style-name="Standard">
      <style:paragraph-properties fo:margin-left="0cm" fo:margin-right="0cm" fo:text-indent="0cm" style:auto-text-indent="false"/>
      <style:text-properties style:font-name="Courier New1"/>
    </style:style>
    <style:style style:name="P32" style:family="paragraph" style:parent-style-name="Standard">
      <style:paragraph-properties fo:margin-left="0cm" fo:margin-right="0cm" fo:text-indent="0cm" style:auto-text-indent="false"/>
      <style:text-properties fo:font-style="normal" style:font-style-asian="normal" style:font-style-complex="normal"/>
    </style:style>
    <style:style style:name="P33"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4"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5" style:family="paragraph" style:parent-style-name="Standard">
      <style:paragraph-properties fo:keep-with-next="always"/>
    </style:style>
    <style:style style:name="P36"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37"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38" style:family="paragraph" style:parent-style-name="Standard">
      <style:paragraph-properties fo:background-color="#e6e6e6">
        <style:background-image/>
      </style:paragraph-properties>
    </style:style>
    <style:style style:name="P39"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0"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7pt" fo:font-style="normal" style:font-size-asian="7pt" style:font-size-complex="7pt"/>
    </style:style>
    <style:style style:name="P41"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2" style:family="paragraph" style:parent-style-name="Standard">
      <style:paragraph-properties fo:background-color="#e6e6e6">
        <style:tab-stops>
          <style:tab-stop style:position="1.349cm"/>
        </style:tab-stops>
        <style:background-image/>
      </style:paragraph-properties>
      <style:text-properties style:font-name="Courier New1" fo:font-size="8pt" fo:font-style="normal" style:font-size-asian="8pt" style:font-size-complex="8pt"/>
    </style:style>
    <style:style style:name="P43" style:family="paragraph" style:parent-style-name="Standard">
      <style:paragraph-properties fo:background-color="#e6e6e6">
        <style:tab-stops>
          <style:tab-stop style:position="0.661cm"/>
          <style:tab-stop style:position="2.963cm"/>
        </style:tab-stops>
        <style:background-image/>
      </style:paragraph-properties>
    </style:style>
    <style:style style:name="P44" style:family="paragraph" style:parent-style-name="Standard">
      <style:paragraph-properties fo:background-color="#e6e6e6">
        <style:tab-stops>
          <style:tab-stop style:position="0.688cm"/>
          <style:tab-stop style:position="3.016cm"/>
        </style:tab-stops>
        <style:background-image/>
      </style:paragraph-properties>
    </style:style>
    <style:style style:name="P45" style:family="paragraph" style:parent-style-name="Standard">
      <style:paragraph-properties fo:background-color="#e6e6e6">
        <style:tab-stops>
          <style:tab-stop style:position="0.767cm"/>
          <style:tab-stop style:position="3.122cm"/>
        </style:tab-stops>
        <style:background-image/>
      </style:paragraph-properties>
    </style:style>
    <style:style style:name="P46" style:family="paragraph" style:parent-style-name="Standard">
      <style:paragraph-properties fo:background-color="#e6e6e6">
        <style:tab-stops>
          <style:tab-stop style:position="0.688cm"/>
          <style:tab-stop style:position="3.016cm"/>
        </style:tab-stops>
        <style:background-image/>
      </style:paragraph-properties>
      <style:text-properties fo:font-size="7pt" style:font-size-asian="7pt" style:font-size-complex="7pt"/>
    </style:style>
    <style:style style:name="P47" style:family="paragraph" style:parent-style-name="Standard">
      <style:paragraph-properties fo:background-color="#e6e6e6">
        <style:tab-stops>
          <style:tab-stop style:position="0.661cm"/>
          <style:tab-stop style:position="2.99cm"/>
        </style:tab-stops>
        <style:background-image/>
      </style:paragraph-properties>
      <style:text-properties fo:font-size="7pt" style:font-size-asian="7pt" style:font-size-complex="7pt"/>
    </style:style>
    <style:style style:name="P48" style:family="paragraph" style:parent-style-name="Standard">
      <style:paragraph-properties fo:background-color="#e6e6e6">
        <style:tab-stops>
          <style:tab-stop style:position="1.349cm"/>
        </style:tab-stops>
        <style:background-image/>
      </style:paragraph-properties>
      <style:text-properties fo:font-size="8pt" style:font-size-asian="8pt" style:font-size-complex="8pt"/>
    </style:style>
    <style:style style:name="P49" style:family="paragraph" style:parent-style-name="Standard">
      <style:paragraph-properties fo:background-color="#e6e6e6">
        <style:tab-stops>
          <style:tab-stop style:position="0.688cm"/>
          <style:tab-stop style:position="2.99cm"/>
        </style:tab-stops>
        <style:background-image/>
      </style:paragraph-properties>
      <style:text-properties fo:font-size="8pt" style:font-size-asian="8pt" style:font-size-complex="8pt"/>
    </style:style>
    <style:style style:name="P50" style:family="paragraph" style:parent-style-name="Standard">
      <style:paragraph-properties fo:margin-left="1.249cm" fo:margin-right="0cm" fo:text-indent="0cm" style:auto-text-indent="false"/>
    </style:style>
    <style:style style:name="P51" style:family="paragraph" style:parent-style-name="Standard">
      <style:paragraph-properties fo:line-height="100%" fo:keep-with-next="auto"/>
    </style:style>
    <style:style style:name="P52"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53" style:family="paragraph" style:parent-style-name="Standard" style:master-page-name="">
      <style:paragraph-properties style:page-number="auto" fo:keep-with-next="always"/>
    </style:style>
    <style:style style:name="P54" style:family="paragraph" style:parent-style-name="Standard" style:master-page-name="">
      <style:paragraph-properties fo:line-height="100%" style:page-number="auto" fo:keep-with-next="auto"/>
    </style:style>
    <style:style style:name="P55"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56" style:family="paragraph" style:parent-style-name="Standard" style:master-page-name="">
      <style:paragraph-properties style:page-number="auto" fo:background-color="transparent">
        <style:background-image/>
      </style:paragraph-properties>
      <style:text-properties style:font-name="Verdana1" fo:font-style="italic"/>
    </style:style>
    <style:style style:name="P57" style:family="paragraph" style:parent-style-name="Standard">
      <style:paragraph-properties fo:margin-top="0.109cm" fo:margin-bottom="0.011cm"/>
    </style:style>
    <style:style style:name="P58" style:family="paragraph" style:parent-style-name="Standard">
      <style:paragraph-properties fo:margin-top="0.109cm" fo:margin-bottom="0.011cm"/>
      <style:text-properties fo:font-size="9pt" style:font-size-asian="9pt" style:font-size-complex="9pt"/>
    </style:style>
    <style:style style:name="P59" style:family="paragraph" style:parent-style-name="Standard">
      <style:paragraph-properties fo:margin-top="0.109cm" fo:margin-bottom="0.011cm" fo:text-align="center" style:justify-single-word="false"/>
      <style:text-properties fo:font-size="22pt" fo:font-weight="bold" style:font-size-asian="22pt" style:font-weight-asian="bold" style:font-size-complex="22pt" style:font-weight-complex="bold"/>
    </style:style>
    <style:style style:name="P60" style:family="paragraph" style:parent-style-name="Standard" style:master-page-name="">
      <style:paragraph-properties fo:margin-top="0.109cm" fo:margin-bottom="0.011cm" style:page-number="auto"/>
      <style:text-properties fo:font-size="9pt" style:font-size-asian="9pt" style:font-size-complex="9pt"/>
    </style:style>
    <style:style style:name="P61" style:family="paragraph" style:parent-style-name="Standard">
      <style:paragraph-properties fo:margin-top="0.109cm" fo:margin-bottom="0.011cm" fo:break-before="page"/>
      <style:text-properties fo:font-size="9pt" style:font-size-asian="9pt" style:font-size-complex="9pt"/>
    </style:style>
    <style:style style:name="P62" style:family="paragraph" style:parent-style-name="Table_20_Contents">
      <style:text-properties fo:font-weight="bold" style:font-weight-asian="bold" style:font-weight-complex="bold"/>
    </style:style>
    <style:style style:name="P63" style:family="paragraph" style:parent-style-name="Code">
      <style:paragraph-properties fo:margin-left="0cm" fo:margin-right="0.051cm" fo:text-indent="0cm" style:auto-text-indent="false"/>
    </style:style>
    <style:style style:name="P64" style:family="paragraph" style:parent-style-name="Contents_20_2">
      <style:paragraph-properties>
        <style:tab-stops>
          <style:tab-stop style:position="15.653cm" style:type="right" style:leader-style="dotted" style:leader-text="."/>
        </style:tab-stops>
      </style:paragraph-properties>
    </style:style>
    <style:style style:name="P65" style:family="paragraph" style:parent-style-name="Contents_20_3">
      <style:paragraph-properties>
        <style:tab-stops>
          <style:tab-stop style:position="15.3cm" style:type="right" style:leader-style="dotted" style:leader-text="."/>
        </style:tab-stops>
      </style:paragraph-properties>
    </style:style>
    <style:style style:name="P66" style:family="paragraph" style:parent-style-name="Contents_20_1">
      <style:paragraph-properties>
        <style:tab-stops>
          <style:tab-stop style:position="16.007cm" style:type="right" style:leader-style="dotted" style:leader-text="."/>
        </style:tab-stops>
      </style:paragraph-properties>
    </style:style>
    <style:style style:name="P67"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68" style:family="paragraph" style:parent-style-name="Code">
      <style:paragraph-properties fo:text-align="end" style:justify-single-word="false"/>
      <style:text-properties fo:font-size="10pt" fo:font-weight="bold" style:font-size-asian="10pt" style:font-weight-asian="bold" style:font-size-complex="10pt" style:font-weight-complex="bold"/>
    </style:style>
    <style:style style:name="P69" style:family="paragraph" style:parent-style-name="Code">
      <style:paragraph-properties fo:text-align="start" style:justify-single-word="false"/>
    </style:style>
    <style:style style:name="P70" style:family="paragraph" style:parent-style-name="Text_20_body">
      <style:text-properties style:font-name="Courier New2"/>
    </style:style>
    <style:style style:name="P71" style:family="paragraph" style:parent-style-name="Table_20_Heading">
      <style:paragraph-properties fo:text-align="start" style:justify-single-word="false"/>
      <style:text-properties fo:font-style="normal" style:font-style-asian="normal" style:font-style-complex="normal"/>
    </style:style>
    <style:style style:name="P72" style:family="paragraph" style:parent-style-name="Heading_20_3">
      <style:text-properties fo:font-style="normal" style:text-underline-style="none" style:font-style-asian="normal" style:font-style-complex="normal"/>
    </style:style>
    <style:style style:name="P73" style:family="paragraph" style:parent-style-name="Heading_20_2">
      <style:paragraph-properties fo:orphans="0" fo:widows="0"/>
    </style:style>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2">
      <style:paragraph-properties fo:orphans="0" fo:widows="0"/>
    </style:style>
    <style:style style:name="P77" style:family="paragraph" style:parent-style-name="Standard" style:list-style-name="L3"/>
    <style:style style:name="P78" style:family="paragraph" style:parent-style-name="Standard" style:list-style-name="L5">
      <style:paragraph-properties fo:text-align="start" style:justify-single-word="false"/>
    </style:style>
    <style:style style:name="P79" style:family="paragraph" style:parent-style-name="Standard" style:list-style-name="L9">
      <style:paragraph-properties fo:text-align="start" style:justify-single-word="false"/>
    </style:style>
    <style:style style:name="P80" style:family="paragraph" style:parent-style-name="Standard" style:list-style-name="L28">
      <style:paragraph-properties fo:text-align="start" style:justify-single-word="false"/>
    </style:style>
    <style:style style:name="P81" style:family="paragraph" style:parent-style-name="Standard" style:list-style-name="L6"/>
    <style:style style:name="P82" style:family="paragraph" style:parent-style-name="Standard" style:list-style-name="L7"/>
    <style:style style:name="P83" style:family="paragraph" style:parent-style-name="Standard" style:list-style-name="L8"/>
    <style:style style:name="P84" style:family="paragraph" style:parent-style-name="Standard" style:list-style-name="L11"/>
    <style:style style:name="P85" style:family="paragraph" style:parent-style-name="Standard" style:list-style-name="L13"/>
    <style:style style:name="P86" style:family="paragraph" style:parent-style-name="Standard" style:list-style-name="L15"/>
    <style:style style:name="P87" style:family="paragraph" style:parent-style-name="Standard" style:list-style-name="L16"/>
    <style:style style:name="P88" style:family="paragraph" style:parent-style-name="Standard" style:list-style-name="L17"/>
    <style:style style:name="P89" style:family="paragraph" style:parent-style-name="Standard" style:list-style-name="L18"/>
    <style:style style:name="P90" style:family="paragraph" style:parent-style-name="Standard" style:list-style-name="L19"/>
    <style:style style:name="P91" style:family="paragraph" style:parent-style-name="Standard" style:list-style-name="L20"/>
    <style:style style:name="P92" style:family="paragraph" style:parent-style-name="Standard" style:list-style-name="L22"/>
    <style:style style:name="P93" style:family="paragraph" style:parent-style-name="Standard" style:list-style-name="L23"/>
    <style:style style:name="P94" style:family="paragraph" style:parent-style-name="Standard" style:list-style-name="L24"/>
    <style:style style:name="P95" style:family="paragraph" style:parent-style-name="Standard" style:list-style-name="L25"/>
    <style:style style:name="P96" style:family="paragraph" style:parent-style-name="Standard" style:list-style-name="L26"/>
    <style:style style:name="P97" style:family="paragraph" style:parent-style-name="Standard" style:list-style-name="L27"/>
    <style:style style:name="P98" style:family="paragraph" style:parent-style-name="Standard">
      <style:text-properties fo:background-color="#ffff00"/>
    </style:style>
    <style:style style:name="P99" style:family="paragraph" style:parent-style-name="Standard" style:list-style-name="L21">
      <style:paragraph-properties fo:margin-left="0cm" fo:margin-right="0cm" fo:text-indent="0cm" style:auto-text-indent="false"/>
    </style:style>
    <style:style style:name="P100" style:family="paragraph" style:parent-style-name="Standard">
      <style:paragraph-properties fo:margin-left="0cm" fo:margin-right="0.051cm" fo:margin-top="0.106cm" fo:margin-bottom="0.106cm" fo:line-height="120%" fo:text-align="start" style:justify-single-word="false" fo:orphans="2" fo:widows="2" fo:text-indent="0cm" style:auto-text-indent="false"/>
    </style:style>
    <style:style style:name="P101" style:family="paragraph" style:parent-style-name="Code" style:list-style-name="L16">
      <style:paragraph-properties fo:text-align="start" style:justify-single-word="false"/>
    </style:style>
    <style:style style:name="P102" style:family="paragraph" style:parent-style-name="Table_20_Contents">
      <style:text-properties fo:font-weight="bold" style:font-weight-asian="bold" style:font-weight-complex="bold"/>
    </style:style>
    <style:style style:name="P103" style:family="paragraph" style:parent-style-name="Table_20_Heading">
      <style:paragraph-properties fo:text-align="start" style:justify-single-word="false"/>
      <style:text-properties fo:font-style="normal" style:font-style-asian="normal" style:font-style-complex="normal"/>
    </style:style>
    <style:style style:name="P104" style:family="paragraph" style:parent-style-name="Text_20_body" style:list-style-name="L12"/>
    <style:style style:name="P105" style:family="paragraph" style:parent-style-name="Text_20_body" style:list-style-name="L14"/>
    <style:style style:name="P106" style:family="paragraph" style:parent-style-name="Text_20_body" style:list-style-name="L4">
      <style:paragraph-properties fo:margin-left="-1.249cm" fo:margin-right="0.051cm" fo:text-indent="0cm" style:auto-text-indent="false"/>
    </style:style>
    <style:style style:name="P107" style:family="paragraph" style:parent-style-name="Text_20_body" style:list-style-name="L11">
      <style:paragraph-properties fo:margin-top="0cm" fo:margin-bottom="0cm"/>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7pt" fo:font-style="normal" style:font-size-asian="7pt" style:font-size-complex="7pt"/>
    </style:style>
    <style:style style:name="T9" style:family="text">
      <style:text-properties style:font-name="Courier New1" fo:font-size="7pt" style:font-size-asian="7pt" style:font-size-complex="7pt"/>
    </style:style>
    <style:style style:name="T10" style:family="text">
      <style:text-properties style:font-name="Courier New1" fo:font-style="normal"/>
    </style:style>
    <style:style style:name="T11" style:family="text">
      <style:text-properties style:font-name="Courier New1" fo:font-size="9pt" style:font-size-asian="7pt" style:font-size-complex="7pt"/>
    </style:style>
    <style:style style:name="T12" style:family="text">
      <style:text-properties style:font-name="Courier New1" fo:font-size="9pt" fo:font-style="normal" style:font-size-asian="7pt" style:font-size-complex="7pt"/>
    </style:style>
    <style:style style:name="T13" style:family="text">
      <style:text-properties style:font-name="Courier New1" fo:background-color="transparent"/>
    </style:style>
    <style:style style:name="T14" style:family="text">
      <style:text-properties style:font-name="Courier New2"/>
    </style:style>
    <style:style style:name="T15" style:family="text">
      <style:text-properties style:font-name="Courier New2" fo:font-style="normal" style:text-underline-style="none" style:font-style-asian="normal" style:font-style-complex="normal"/>
    </style:style>
    <style:style style:name="T16" style:family="text">
      <style:text-properties style:font-name="Courier1"/>
    </style:style>
    <style:style style:name="T17" style:family="text">
      <style:text-properties fo:font-size="7pt" style:font-size-asian="7pt" style:font-size-complex="7pt"/>
    </style:style>
    <style:style style:name="T18" style:family="text">
      <style:text-properties fo:color="#280099" fo:font-size="7pt" style:text-underline-style="none" style:font-size-asian="7pt" style:font-size-complex="7pt"/>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language="en" fo:country="US"/>
    </style:style>
    <style:style style:name="T25" style:family="text">
      <style:text-properties fo:language="en" fo:country="US" fo:font-weight="bold" style:font-weight-asian="bold" style:font-weight-complex="bold"/>
    </style:style>
    <style:style style:name="T26" style:family="text">
      <style:text-properties fo:language="en" fo:country="US" fo:font-weight="normal" style:font-weight-asian="normal" style:font-weight-complex="normal"/>
    </style:style>
    <style:style style:name="T27" style:family="text">
      <style:text-properties fo:color="#000080"/>
    </style:style>
    <style:style style:name="T28" style:family="text">
      <style:text-properties fo:color="#000080" style:font-name="Courier New1" fo:font-size="7pt" fo:font-style="normal" style:text-underline-style="none" style:font-size-asian="7pt" style:font-size-complex="7pt"/>
    </style:style>
    <style:style style:name="T29" style:family="text">
      <style:text-properties fo:color="#000080" style:font-name="Courier New1" fo:font-size="7pt" style:text-underline-style="none" style:font-size-asian="7pt" style:font-size-complex="7pt"/>
    </style:style>
    <style:style style:name="T30" style:family="text">
      <style:text-properties fo:color="#000080" style:font-name="Courier New1" fo:font-style="normal" style:text-underline-style="none"/>
    </style:style>
    <style:style style:name="T31" style:family="text">
      <style:text-properties fo:font-size="10.5pt" style:font-size-asian="10.5pt" style:font-style-asian="italic" style:font-size-complex="10.5pt" style:font-style-complex="italic"/>
    </style:style>
    <style:style style:name="T32"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2.35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3" style:family="graphic" style:parent-style-name="Frame">
      <style:graphic-properties style:run-through="background" style:wrap="run-through" style:number-wrapped-paragraphs="no-limit" style:vertical-pos="from-top" style:vertical-rel="paragraph" style:horizontal-pos="from-left" style:horizontal-rel="paragraph" fo:padding="0.051cm" fo:border="0.002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6.122cm" svg:y="4.688cm" svg:width="8.479cm" svg:height="3.069cm" draw:z-index="4">
        <draw:image xlink:href="Pictures/200000020000022B0000010DD0386D6A.eps" xlink:type="simple" xlink:show="embed" xlink:actuate="onLoad"/>
      </draw:frame>
      <text:p text:style-name="P60"/>
      <text:p text:style-name="P58"/>
      <text:p text:style-name="P58"/>
      <text:p text:style-name="P58"/>
      <text:p text:style-name="P59">Developer Guide</text:p>
      <text:p text:style-name="P59"/>
      <text:p text:style-name="P58"/>
      <text:p text:style-name="P58"/>
      <text:p text:style-name="P58"/>
      <text:p text:style-name="P58"/>
      <text:p text:style-name="P58"/>
      <text:p text:style-name="P58"/>
      <text:p text:style-name="P58"/>
      <text:p text:style-name="P60"/>
      <text:p text:style-name="P58"/>
      <text:p text:style-name="P58"/>
      <text:p text:style-name="P58"/>
      <text:p text:style-name="P58"/>
      <text:p text:style-name="P57"><text:span text:style-name="T3">Last update: </text:span><text:span text:style-name="T3"><text:date style:data-style-name="N5051" text:date-value="2010-03-29T16:38:16.99">29.03.2010 16:38:17</text:date></text:span></text:p>
      <text:p text:style-name="P58">Authors:</text:p>
      <text:p text:style-name="P57"><text:span text:style-name="T3"><text:tab/>Joern Turner &lt;</text:span><text:a xlink:type="simple" xlink:href="mailto:joern.turner@betterform.de"><text:span text:style-name="T3">joern.turner@betterform.de</text:span></text:a><text:span text:style-name="T3">&gt; </text:span></text:p>
      <text:p text:style-name="P57"><text:span text:style-name="T3"><text:tab/>Lars Windauer &lt;</text:span><text:a xlink:type="simple" xlink:href="mailto:lars.windauer@betterform.de"><text:span text:style-name="T3">lars.windauer@betterform.de</text:span></text:a><text:span text:style-name="T3">&gt;</text:span></text:p>
      <text:p text:style-name="P58">Version: 1.0</text:p>
      <text:p text:style-name="P58"/>
      <text:p text:style-name="P61"/>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1 - Preamble<text:tab/>4</text:p>
          <text:p text:style-name="P66">2 - Introduction<text:tab/>5</text:p>
          <text:p text:style-name="P64">2.1 - What is XForms?<text:tab/>6</text:p>
          <text:p text:style-name="P64">2.2 - What is betterFORM?<text:tab/>6</text:p>
          <text:p text:style-name="P66">3 - Getting started<text:tab/>7</text:p>
          <text:p text:style-name="P64">3.1 - Development Requirements<text:tab/>7</text:p>
          <text:p text:style-name="P64">3.2 - Getting the Source <text:tab/>8</text:p>
          <text:p text:style-name="P65">3.2.1 - Public Repository Structure<text:tab/>8</text:p>
          <text:p text:style-name="P65">3.2.2 - Downloading betterFORM over HTTP <text:tab/>8</text:p>
          <text:p text:style-name="P65">3.2.3 - Downloading betterFORM by Subversion <text:tab/>9</text:p>
          <text:p text:style-name="P65">3.2.4 - Source Structure<text:tab/>9</text:p>
          <text:p text:style-name="P64">3.3 - Set-Up A betterFORM <text:s/>Project <text:s/><text:tab/>10</text:p>
          <text:p text:style-name="P65">3.3.1 - Set-Up betterFORM using Maven <text:tab/>11</text:p>
          <text:p text:style-name="P65">3.3.2 - Set-Up betterFORM by Hand<text:tab/>11</text:p>
          <text:p text:style-name="P64">3.4 - Building betterFORM <text:tab/>12</text:p>
          <text:p text:style-name="P65">3.4.1 - building the Core<text:tab/>12</text:p>
          <text:p text:style-name="P65">3.4.2 - building the betterFORM Web Application<text:tab/>13</text:p>
          <text:p text:style-name="P66">4 - BetterFORM Usage <text:tab/>15</text:p>
          <text:p text:style-name="P64">4.1 - betterFORM Core<text:tab/>15</text:p>
          <text:p text:style-name="P64">4.2 - <text:s/>xApp - betterFORM Web Up-Front (One Context)<text:tab/>16</text:p>
          <text:p text:style-name="P64">4.3 - Zaphod - betterForm As Service (Cross Context Environment)<text:tab/>16</text:p>
          <text:p text:style-name="P65">4.3.1 - Advantages<text:tab/>16</text:p>
          <text:p text:style-name="P65">4.3.2 - Disadvantages<text:tab/>17</text:p>
          <text:p text:style-name="P65">4.3.3 - Prerequisite<text:tab/>17</text:p>
          <text:p text:style-name="P65">4.3.4 - Configuration<text:tab/>17</text:p>
          <text:p text:style-name="P65">4.3.5 - Examples for Apache Tomcat<text:tab/>18</text:p>
          <text:p text:style-name="P65">4.3.6 - Status<text:tab/>19</text:p>
          <text:p text:style-name="P66">5 - Customizing Controls<text:tab/>20</text:p>
          <text:p text:style-name="P66">6 - Extending<text:tab/>21</text:p>
          <text:p text:style-name="P64">6.1 - custom XPath Functions<text:tab/>21</text:p>
          <text:p text:style-name="P64">6.2 - Connectors<text:tab/>21</text:p>
          <text:p text:style-name="P64">6.3 - Schema Datatypes<text:tab/>21</text:p>
          <text:p text:style-name="P64">6.4 - supporting new useragents<text:tab/>21</text:p>
          <text:p text:style-name="P64">6.5 - <text:s/>adding custom Javascript components<text:tab/>21</text:p>
          <text:p text:style-name="P66">7 - Using XForms with betterFORM<text:tab/>22</text:p>
          <text:p text:style-name="P64">7.1 - UI Transformation process<text:tab/>22</text:p>
          <text:p text:style-name="P64">7.2 - XSLT stylesheets<text:tab/>27</text:p>
          <text:p text:style-name="P64"><text:soft-page-break/>7.3 - betterFORM stylesheets<text:tab/>28</text:p>
          <text:p text:style-name="P65">7.3.1 - html4.xsl <text:tab/>28</text:p>
          <text:p text:style-name="P65">7.3.2 - html-form-controls.xsl<text:tab/>29</text:p>
          <text:p text:style-name="P65">7.3.3 - ui.xsl<text:tab/>29</text:p>
          <text:p text:style-name="P66">8 - The Architecture<text:tab/>30</text:p>
          <text:p text:style-name="P64">8.1 - Short History<text:tab/>30</text:p>
          <text:p text:style-name="P64">8.2 - Applicability<text:tab/>31</text:p>
          <text:p text:style-name="P64">8.3 - Usage Scenarios<text:tab/>32</text:p>
          <text:p text:style-name="P64">8.4 - The Components<text:tab/>33</text:p>
          <text:p text:style-name="P65">8.4.1 - The Adapter<text:tab/>33</text:p>
          <text:p text:style-name="P65">8.4.2 - The XForms Processor <text:tab/>34</text:p>
          <text:p text:style-name="P65">8.4.3 - The UIGenerator<text:tab/>35</text:p>
          <text:p text:style-name="P65">8.4.4 - Connectors<text:tab/>35</text:p>
          <text:p text:style-name="P64">8.5 - Processing Model and Lifecycle<text:tab/>36</text:p>
          <text:p text:style-name="P66">9 - Using Chiba in your applications<text:tab/>37</text:p>
          <text:p text:style-name="P64">9.1 - ChibaBean<text:tab/>37</text:p>
          <text:p text:style-name="P65">9.1.1 - Loading a form<text:tab/>37</text:p>
          <text:p text:style-name="P65">9.1.2 - Setting the base URI<text:tab/>38</text:p>
          <text:p text:style-name="P65">9.1.3 - Passing initial instance data<text:tab/>38</text:p>
          <text:p text:style-name="P65">9.1.4 - Attaching event listeners<text:tab/>39</text:p>
          <text:p text:style-name="P65">9.1.5 - Initializing the processor<text:tab/>40</text:p>
          <text:p text:style-name="P64">9.2 - ChibaContext<text:tab/>40</text:p>
          <text:p text:style-name="P65">9.2.1 - Parameterizing Connector URIs<text:tab/>40</text:p>
          <text:p text:style-name="P64">9.3 - Configuration<text:tab/>41</text:p>
          <text:p text:style-name="P65">9.3.1 - default.xml<text:tab/>41</text:p>
          <text:p text:style-name="P66">10 - Chiba modules<text:tab/>42</text:p>
          <text:p text:style-name="P64">10.1 - Chiba Web<text:tab/>42</text:p>
          <text:p text:style-name="P65">10.1.1 - Non-scripted mode<text:tab/>42</text:p>
          <text:p text:style-name="P65">10.1.2 - AJAX (Flux) mode<text:tab/>43</text:p>
          <text:p text:style-name="P65">10.1.3 - ChibaServlet<text:tab/>43</text:p>
          <text:p text:style-name="P65">10.1.4 - ServletAdapter<text:tab/>44</text:p>
          <text:p text:style-name="P65">10.1.5 - Request processing<text:tab/>44</text:p>
          <text:p text:style-name="P65">10.1.6 - UIGenerator<text:tab/>47</text:p>
          <text:p text:style-name="P64">10.2 - Chicoon<text:tab/>48</text:p>
          <text:p text:style-name="P64">10.3 - Convex<text:tab/>48</text:p>
          <text:p text:style-name="P66">11 - Integrating Chiba into your applications<text:tab/>49</text:p>
          <text:p text:style-name="P66">12 - Goodies<text:tab/>50</text:p>
          <text:p text:style-name="P64">12.1 - Schema2XForms Builder<text:tab/>50</text:p>
          <text:p text:style-name="P64">12.2 - Building custom Components<text:tab/>51</text:p>
          <text:p text:style-name="P65">12.2.1 - Configuration loading<text:tab/>52</text:p>
          <text:p text:style-name="P66">13 - Appendices<text:tab/>53</text:p>
          <text:p text:style-name="P64"><text:soft-page-break/>13.1 - Mailing Lists<text:tab/>53</text:p>
          <text:p text:style-name="P64">13.2 - Links<text:tab/>53</text:p>
          <text:p text:style-name="P64">13.3 - Glossary<text:tab/>5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52"><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564937060" text:style-name="L1">
        <text:list-item>
          <text:p text:style-name="P74">Aeronautical Information Systems</text:p>
        </text:list-item>
        <text:list-item>
          <text:p text:style-name="P74">Banking</text:p>
        </text:list-item>
        <text:list-item>
          <text:p text:style-name="P74">eHealth</text:p>
        </text:list-item>
        <text:list-item>
          <text:p text:style-name="P74">eBusiness</text:p>
        </text:list-item>
        <text:list-item>
          <text:p text:style-name="P74">Inter-, Intra- and Extranet Applications</text:p>
        </text:list-item>
        <text:list-item>
          <text:p text:style-name="P74">Customer Relationship Management Solutions (CRM)</text:p>
        </text:list-item>
        <text:list-item>
          <text:p text:style-name="P74">Content Management Systems (CMS + ECM)</text:p>
        </text:list-item>
        <text:list-item>
          <text:p text:style-name="P74">eGovernment</text:p>
        </text:list-item>
        <text:list-item>
          <text:p text:style-name="P74">Workflow Applications and BPM</text:p>
        </text:list-item>
        <text:list-item>
          <text:p text:style-name="P74">Riscmanagement</text:p>
        </text:list-item>
        <text:list-item>
          <text:p text:style-name="P74">Knowledge Mangement</text:p>
        </text:list-item>
        <text:list-item>
          <text:p text:style-name="P74">applications that require multi-client support</text:p>
        </text:list-item>
        <text:list-item>
          <text:p text:style-name="P74">as an interface to Webservices</text:p>
        </text:list-item>
        <text:list-item>
          <text:p text:style-name="P74">as a configuration tool for appliances</text:p>
        </text:list-item>
      </text:list>
      <text:h text:style-name="Heading_20_2" text:outline-level="2"><text:soft-page-break/>Usage Scenarios</text:h>
      <text:p text:style-name="P53">The diagram below shows some different possible scenarios for operating betterFORM. Not all of these options are equally available out-of-the-box. E.g. client-side processing is a submodule but is not actively supported at the moment. The development concentrates on complex XForms processing on the server-side for maximum flexibility on the client without any plugins or installations.</text:p>
      <text:p text:style-name="Drawing"/>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h text:style-name="Heading_20_3" text:outline-level="3">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ChibaBeans' <text:span text:style-name="T7">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text:soft-page-break/>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73" text:outline-level="2">Processing Model and Lifecycle</text:h>
      <text:p text:style-name="P27">The lifecycle of the processor divides in three phases</text:p>
      <text:list xml:id="list867140781" text:style-name="L2">
        <text:list-item>
          <text:p text:style-name="P75">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76">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76">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text:soft-page-break/>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27"/>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1206254473" text:style-name="L3">
        <text:list-item>
          <text:p text:style-name="P77">Apache Ant 1.7 or higher </text:p>
        </text:list-item>
        <text:list-item>
          <text:p text:style-name="P77">Java 1.5 or higher</text:p>
        </text:list-item>
      </text:list>
      <text:p text:style-name="Standard"/>
      <text:p text:style-name="Standard">Optional requirements are <text:s/></text:p>
      <text:list xml:id="list442496685" text:style-name="L3">
        <text:list-item>
          <text:p text:style-name="P77">Apache Maven 2.1 or higher installed on your system </text:p>
        </text:list-item>
        <text:list-item>
          <text:p text:style-name="P77">Any Subversion client you prefer to download and update the sources</text:p>
          <text:p text:style-name="P77"/>
        </text:list-item>
      </text:list>
      <text:p text:style-name="Standard">For details on building see under <text:bookmark-ref text:reference-format="chapter" text:ref-name="__RefHeading__42405324">Error: Reference source not found</text:bookmark-ref> <text:bookmark-ref text:reference-format="text" text:ref-name="__RefHeading__42405324">Error: Reference source not found</text:bookmark-ref>.</text:p>
      <text:p text:style-name="Standard"/>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3" text:note-class="footnote"><text:note-citation>3</text:note-citation><text:note-body><text:p text:style-name="Footnote">http://en.wikipedia.org/wiki/Comparison_of_Subversion_clients</text:p></text:note-body></text:note> of your choice. <text:s/>The repository is located at </text:p>
      <text:p text:style-name="P22"><text:soft-page-break/><text:a xlink:type="simple" xlink:href="https://chiba-project.org/svn/betterform">https://betterform.de/svn/betterform</text:a></text:p>
      <text:h text:style-name="Heading_20_3" text:outline-level="3">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62">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62">tags</text:p>
          </table:table-cell>
          <table:table-cell table:style-name="Table4.B2" office:value-type="string">
            <text:p text:style-name="Table_20_Contents">If a trunk version is released it will be tagged following the the pattern and will be available as a tag.</text:p>
          </table:table-cell>
        </table:table-row>
        <table:table-row>
          <table:table-cell table:style-name="Table4.A2" office:value-type="string">
            <text:p text:style-name="P62">branches</text:p>
          </table:table-cell>
          <table:table-cell table:style-name="Table4.B2" office:value-type="string">
            <text:list xml:id="list1268476779" text:style-name="L4">
              <text:list-header>
                <text:p text:style-name="P106">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106">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22">HTTP</text:span> will give you a snapshot of the bettterFORM sources. There is <text:span text:style-name="T25">possibility</text:span> of <text:span text:style-name="T22">updating</text:span> the sources than downloading them again and to merge any changes you have made by hand. </text:p>
      <text:p text:style-name="Note">To <text:span text:style-name="T22">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22"><text:a xlink:type="simple" xlink:href="https://chiba-project.org/betterform/browser">https://betterform.de/betterform/browser</text:a></text:p>
      <text:p text:style-name="P22"><text:soft-page-break/>and step into the root of the betterFORM version you want to download. </text:p>
      <text:p text:style-name="P100"><text:span text:style-name="T22">To download the latest </text:span><text:span text:style-name="T21">betterFORM</text:span><text:span text:style-name="T22"> version</text:span> </text:p>
      <text:list xml:id="list1214237632" text:style-name="L5">
        <text:list-item>
          <text:p text:style-name="P78">point your browser to <text:a xlink:type="simple" xlink:href="https://chiba-project.org/betterform/browser/trunk">https://betterform.de/betterform/browser/trunk</text:a> </text:p>
        </text:list-item>
        <text:list-item>
          <text:p text:style-name="P78">click on the Link „Zip Archive“ at the very bottom of the page and the actual trunk revision will be packed and provided as Zip file. </text:p>
        </text:list-item>
        <text:list-item>
          <text:p text:style-name="P78">Unpacking this Zip file will create a directory trunk containing the betterFORM sources</text:p>
        </text:list-item>
      </text:list>
      <text:h text:style-name="Heading_20_3" text:outline-level="3"><text:bookmark-start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69"><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149960331" text:style-name="L6">
        <text:list-item>
          <text:p text:style-name="P81"><text:span text:style-name="T22">src: </text:span><text:span text:style-name="T23">provides general documentation about betterFORM (</text:span><text:span text:style-name="T20">main/docs</text:span><text:span text:style-name="T23">), various demo, reference and test forms (</text:span><text:span text:style-name="T20">main/xforms</text:span><text:span text:style-name="T23">) as well as XSLT, JavaScript, Image and CSS resources (</text:span><text:span text:style-name="T20">main/resources</text:span><text:span text:style-name="T23">) and JavaScript libraries (</text:span><text:span text:style-name="T20">main/lib</text:span><text:span text:style-name="T23">) used by the web and convex module. Further the official <text:s/>XForms conformance test suite and </text:span><text:span text:style-name="T26">their</text:span><text:span text:style-name="T23"> matching <text:s/>HTML Selenium tests for automated testing are placed within the directory </text:span><text:span text:style-name="T20">test</text:span><text:span text:style-name="T23">. <text:s/></text:span></text:p>
        </text:list-item>
        <text:list-item>
          <text:p text:style-name="P81"><text:span text:style-name="T22">core</text:span>: contains the core XForms Processor implementation in Java</text:p>
        </text:list-item>
        <text:list-item>
          <text:p text:style-name="P81"><text:span text:style-name="T22">web</text:span>: contains the integration of the betterFORM Core into a web application</text:p>
        </text:list-item>
        <text:list-item>
          <text:p text:style-name="P81"><text:span text:style-name="T22">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81"><text:span text:style-name="T22">zaphod</text:span>: <text:span text:style-name="T24">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81"><text:soft-page-break/><text:span text:style-name="T22">convex</text:span>: still here for historical reasons. Might be revived one day if someone wants an applet running XForms</text:p>
        </text:list-item>
        <text:list-item>
          <text:p text:style-name="P81"><text:span text:style-name="T22">tools</text:span>: contain several tools for XForms/betterFORM development </text:p>
        </text:list-item>
      </text:list>
      <text:p text:style-name="Standard"/>
      <text:p text:style-name="Standard">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4" text:note-class="footnote"><text:note-citation>4</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62">Ant Target</text:p>
          </table:table-cell>
          <table:table-cell table:style-name="Table1.B1" office:value-type="string">
            <text:p text:style-name="P62">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start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text:p>
      <text:list xml:id="list1069790239" text:style-name="L8">
        <text:list-item>
          <text:p text:style-name="P83">cd into the betterFORM 'core' directory</text:p>
        </text:list-item>
        <text:list-item>
          <text:p text:style-name="P83">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71">Ant target</text:p>
          </table:table-cell>
          <table:table-cell table:style-name="Table2.B1" office:value-type="string">
            <text:p text:style-name="P71">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234240728" text:style-name="L28">
        <text:list-item>
          <text:p text:style-name="P80">cd into the betterFORM 'web' directory</text:p>
        </text:list-item>
      </text:list>
      <text:list xml:id="list71549413" text:continue-list="list1069790239" text:style-name="L8">
        <text:list-item>
          <text:p text:style-name="P83">execute the following Ant command</text:p>
        </text:list-item>
      </text:list>
      <text:p text:style-name="Code">&gt; ant</text:p>
      <text:p text:style-name="Standard">This will execute the default target 'package'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71">Ant target</text:p>
          </table:table-cell>
          <table:table-cell table:style-name="Table5.B1" office:value-type="string">
            <text:p text:style-name="P71">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23">Intellij IDEA / NetBeans</text:p>
      <text:p text:style-name="P24">IntelliJ IDEA 9.x and NetBeans 6.x natively support Maven 2 based projects. Simply choose 'open project' from the file menu and navigate to the Maven project file (pom.xml) placed in the root of your local betterFORM directory. That's it, your project is setup. </text:p>
      <text:p text:style-name="P24"><text:span text:style-name="T22">Eclipse</text:span> </text:p>
      <text:p text:style-name="P25">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1380141934" text:style-name="L7">
        <text:list-item>
          <text:p text:style-name="P82">Libraries a respective module depends on can be found in:</text:p>
          <text:list>
            <text:list-item>
              <text:p text:style-name="P82">core/src/main/lib</text:p>
            </text:list-item>
            <text:list-item>
              <text:p text:style-name="P82">core/src/test/lib</text:p>
            </text:list-item>
            <text:list-item>
              <text:p text:style-name="P82">web/src/main/lib</text:p>
            </text:list-item>
            <text:list-item>
              <text:p text:style-name="P82">convex/src/main/lib</text:p>
            </text:list-item>
          </text:list>
        </text:list-item>
        <text:list-item>
          <text:p text:style-name="P82"><text:soft-page-break/>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82">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1003485739" text:continue-numbering="true" text:style-name="L7">
              <text:list-item>
                <text:list>
                  <text:list-item>
                    <text:p text:style-name="P82">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 and all other config files.</text:p>
          </table:table-cell>
        </table:table-row>
        <table:table-row>
          <table:table-cell table:style-name="Table10.A1" office:value-type="string">
            <text:list xml:id="list309914903" text:continue-numbering="true" text:style-name="L7">
              <text:list-item>
                <text:list>
                  <text:list-item>
                    <text:p text:style-name="P82">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2153593814" text:continue-numbering="true" text:style-name="L7">
              <text:list-item>
                <text:list>
                  <text:list-item>
                    <text:p text:style-name="P82">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1785706796" text:style-name="L27">
        <text:list-item>
          <text:p text:style-name="P97">using just the Core XForms implementation packaged as jar</text:p>
        </text:list-item>
        <text:list-item>
          <text:p text:style-name="P97">extending the betterFORM webapp</text:p>
        </text:list-item>
        <text:list-item>
          <text:p text:style-name="P97">deploy a war file side-by-side with your webapp and using betterFORM as a service by forwarding all XForms requests to it</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24">possibility</text:span> to initialize the processor with a XForms document and to activate a trigger within that document:</text:p>
      <text:p text:style-name="P63">1 Config.getInstance("<text:a xlink:type="simple" xlink:href="//path/to/betterform-config.xml">file://path/to/</text:a><text:a xlink:type="simple" xlink:href="//path/to/betterform-config.xml"><text:span text:style-name="T22">betterform-config.xml</text:span></text:a>");</text:p>
      <text:p text:style-name="P63">2 XFormsProcessor xfProcessor = new XformsProcessorImpl();</text:p>
      <text:p text:style-name="P63">3 xfProcessor.setXForms(<text:line-break/><text:tab/>new URI('<text:a xlink:type="simple" xlink:href="//path/to/forms/XFormsApplication.xhtml">file://path/to/forms/XFormsApplication.xhtml</text:a>'));</text:p>
      <text:p text:style-name="P63">4 processor.setBaseURI(new URI('<text:a xlink:type="simple" xlink:href="//path/to/forms">file://path/to/forms</text:a>'));</text:p>
      <text:p text:style-name="P63">5 processor.init();</text:p>
      <text:p text:style-name="P63">6 processor.dispatch("trigger-process-data", DOMEventNames.ACTIVATE);</text:p>
      <text:p text:style-name="Standard">Before initializing the configuration file has to be loaded (line 1). In line 2 an instance of the XFormsProcessor is created. The processor provides several <text:soft-page-break/>setXForms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p text:style-name="P98">Tbd: more elaborate example showing the use of events to connect to an application.</text:p>
      <text:h text:style-name="Heading_20_2" text:outline-level="2"><text:bookmark-start text:name="__RefHeading__35495109"/><text:s/><text:span text:style-name="T22">xApp</text:span> – using betterFORM in webapps<text:bookmark-end text:name="__RefHeading__35495109"/></text:h>
      <text:p text:style-name="Standard"/>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text:p>
      <text:p text:style-name="Standard"><text:soft-page-break/>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start text:name="__RefHeading__39484222"/><text:bookmark text:name="usingbetterforminacrosscontextenvironment"/><text:span text:style-name="T22">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224414243" text:style-name="L11">
        <text:list-item>
          <text:p text:style-name="P107">Easy and independently updating the software in the separated contexts. </text:p>
        </text:list-item>
        <text:list-item>
          <text:p text:style-name="P107">Usage of the same software library in different versions. Since both software stacks are loaded from different class loaders the do not interfere each other. </text:p>
        </text:list-item>
        <text:list-item>
          <text:p text:style-name="P84">Creating XForms from within your web application. The created form is processed in the context of betterForm. </text:p>
        </text:list-item>
      </text:list>
      <text:h text:style-name="Heading_20_3" text:outline-level="3"><text:bookmark text:name="disadvantages"/>Disadvantages</text:h>
      <text:list xml:id="list1537053295" text:style-name="L12">
        <text:list-item>
          <text:p text:style-name="P104">Complex configuration </text:p>
        </text:list-item>
      </text:list>
      <text:h text:style-name="Heading_20_3" text:outline-level="3"><text:bookmark text:name="prerequisite"/>Prerequisite</text:h>
      <text:list xml:id="list1169116050" text:style-name="L13">
        <text:list-item>
          <text:p text:style-name="P85">The setup can only be used in one servlet container. Both contexts have to be deployed on the same servlet container. Distributed systems are not supported. </text:p>
        </text:list-item>
        <text:list-item>
          <text:p text:style-name="P85"><text:soft-page-break/>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85">The distributed filter class muss be installed in the context which accesses betterForm. An Jar file is (not yet) distributed. </text:p>
        </text:list-item>
        <text:list-item>
          <text:p text:style-name="P85">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2000742695" text:style-name="L14">
        <text:list-item>
          <text:p text:style-name="P105">the URL for the filter. </text:p>
        </text:list-item>
        <text:list-item>
          <text:p text:style-name="P105">the context name of betterForm. </text:p>
        </text:list-item>
        <text:list-item>
          <text:p text:style-name="P105">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3"><text:bookmark text:name="context.xml"/>Context.xml</text:p>
      <text:p text:style-name="Standard">This file is only needed when betterForm is used together with Tomcat. It should be stored in the directory META-INF under the name context.xml. When first deployed <text:soft-page-break/>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3"/>
      <text:p text:style-name="P23"><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oft-page-break/><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32">Connectors allow to access arbitrary datasources through URIs. At init (except for very simple forms) and at submission time a XForms processor needs to resolve external URIs to load or submit instance data. The </text:span><text:span text:style-name="InlineCode"><text:span text:style-name="T32">de.betterform.connector</text:span></text:span><text:span text:style-name="T32"> package defines two main interfaces that offers this capability (both extend </text:span><text:span text:style-name="InlineCode"><text:span text:style-name="T32">de.betterform.connector.Connector</text:span></text:span><text:span text:style-name="T32">):</text:span></text:p>
      <text:list xml:id="list1178706887" text:style-name="L15">
        <text:list-item>
          <text:p text:style-name="P86"><text:span text:style-name="InlineCode"><text:span text:style-name="T32">de.betterform.connector</text:span></text:span><text:span text:style-name="Source_20_Text"><text:span text:style-name="T32">.URIResolver</text:span></text:span><text:span text:style-name="T32"><text:line-break/>will be triggered for each 'src'-attribute found on a xforms:instance element</text:span></text:p>
        </text:list-item>
        <text:list-item>
          <text:p text:style-name="P86"><text:span text:style-name="InlineCode"><text:span text:style-name="T32">de.betterform.connector</text:span></text:span><text:span text:style-name="Source_20_Text"><text:span text:style-name="T32">.SubmissionHandler</text:span></text:span><text:span text:style-name="T32"><text:line-break/>will be triggered by the 'resource'-attribute on element xforms:submission</text:span></text:p>
        </text:list-item>
      </text:list>
      <text:p text:style-name="Standard"><text:span text:style-name="T32">At init time the processor looks for 'src' attributes on each instance element found in the document. If found the URI is passed to the </text:span><text:span text:style-name="Source_20_Text"><text:span text:style-name="T32">ConnectorFactory</text:span></text:span><text:span text:style-name="T32"> which creates the needed </text:span><text:span text:style-name="Source_20_Text"><text:span text:style-name="T32">URIResolver</text:span></text:span><text:span text:style-name="T32">. The type of the resolver is determined from the URI scheme used. E.g. if the URI begins with 'http://...' the </text:span><text:span text:style-name="Source_20_Text"><text:span text:style-name="T32">ConnectorFactory</text:span></text:span><text:span text:style-name="T32"> will instanciate a </text:span><text:span text:style-name="Source_20_Text"><text:span text:style-name="T32">HTTPURIResolver</text:span></text:span><text:span text:style-name="T32">, connect to that Url, fetch the data and return them as a DOM-tree.</text:span></text:p>
      <text:p text:style-name="Standard"><text:span text:style-name="T32">Likewise at submission time the 'action' attribute of the relevant </text:span><text:span text:style-name="Source_20_Text"><text:span text:style-name="T32">xforms:submission</text:span></text:span><text:span text:style-name="T32"> is examined, the instance data get validated, serialized and send along to the wanted URI.</text:span></text:p>
      <text:p text:style-name="Standard"><text:span text:style-name="T32">All connector classes are configured in the betterFORM configuration file making it easy to add new custom connectors which use their own scheme. E.g. if you'd like to access a database you might choose to build a </text:span><text:span text:style-name="Source_20_Text"><text:span text:style-name="T32">DBResolver</text:span></text:span><text:span text:style-name="T32"> and </text:span><text:span text:style-name="Source_20_Text"><text:span text:style-name="T32">DBHandler</text:span></text:span><text:span text:style-name="T32"> pair and use the scheme 'db:' in your URIs.</text:span></text:p>
      <text:p text:style-name="P26">An example entry might looks like this:</text:p>
      <text:p text:style-name="P12">&lt;submission-driver scheme="db"<text:tab/> <text:s text:c="3"/>class="org.chiba.xml.xforms.connector.db.DBSubmissionDriver"/&gt;</text:p>
      <text:p text:style-name="P26"><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2" draw:name="Frame5" text:anchor-type="char" svg:width="10.686cm" draw:z-index="0"><draw:text-box fo:min-height="9.462cm"><text:p text:style-name="Illustration"><draw:frame draw:style-name="fr4" draw:name="graphics1" text:anchor-type="paragraph" svg:x="0.004cm" svg:y="0.002cm" svg:width="10.686cm" style:rel-width="100%" svg:height="9.462cm" style:rel-height="scale" draw:z-index="1"><draw:image/></draw:frame>Illustration <text:sequence text:ref-name="refIllustration1" text:name="Illustration" text:formula="ooow:Illustration+1" style:num-format="1">1</text:sequence>: Mapping Instance src to URI resolver</text:p></draw:text-box></draw:frame></text:p>
      <text:p text:style-name="Standard"/>
      <text:p text:style-name="Standard">To write your own URI Resolver you have to </text:p>
      <text:list xml:id="list2132666629" text:style-name="L16">
        <text:list-item>
          <text:p text:style-name="P87">write your own URI Resolver Java class which </text:p>
          <text:list>
            <text:list-item>
              <text:p text:style-name="P87">implements the URIResolver interface and </text:p>
            </text:list-item>
            <text:list-item>
              <text:p text:style-name="P87">extends AbstractConnector</text:p>
            </text:list-item>
          </text:list>
        </text:list-item>
        <text:list-item>
          <text:p text:style-name="P87">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87">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2">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676024781" text:continue-list="list2132666629" text:style-name="L16">
        <text:list-item text:start-value="1">
          <text:p text:style-name="P87">write your own Submission Handler Java class which </text:p>
          <text:list>
            <text:list-item>
              <text:p text:style-name="P87">implements the SubmissionHandler interface and </text:p>
            </text:list-item>
            <text:list-item>
              <text:p text:style-name="P87">extends AbstractConnector</text:p>
            </text:list-item>
          </text:list>
        </text:list-item>
        <text:list-item>
          <text:p text:style-name="P87">implement the missing function: 'Map submit(Submission submission, Node instance)'. You can gear yourself to existing SbumissionHandlers like the File- or HTTPSubmissionHandler. The result Map to return must contain the result stream or document:</text:p>
          <text:p text:style-name="P101">...</text:p>
          <text:p text:style-name="P101">Map response = new HashMap();<text:line-break/>if(inputStream != null){<text:line-break/> <text:s text:c="3"/>response.put(<text:span text:style-name="T23">XFormsProcessor.SUBMISSION_RESPONSE_STREAM</text:span>,inputStream);<text:line-break/>}<text:line-break/>if(resutDocument != null) { <text:line-break/> <text:s text:c="3"/>response.put(<text:span text:style-name="T23">XFormsProcessor.</text:span><text:span text:style-name="T22">SUBMISSION_RESPONSE_DOCUMENT</text:span>, <text:soft-page-break/>resultDocument);<text:line-break/>}<text:line-break/>return resonse;</text:p>
        </text:list-item>
        <text:list-item>
          <text:p text:style-name="P87">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2">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2">#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20">login</text:span>"/&gt;</text:p>
      <text:p text:style-name="Code">&lt;/xf:model&gt;</text:p>
      <text:p text:style-name="Code">&lt;xs:schema id="<text:span text:style-name="T22">s-schema</text:span>"&gt;</text:p>
      <text:p text:style-name="Code"><text:s text:c="3"/>&lt;xs:simpleType name="<text:span text:style-name="T20">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32">betterform-config.xml. If you don't want to write a complete new useragent but do to fine-tune your HTML rendering or add some scripting use </text:span><text:span text:style-name="T13">&lt;xsl:import href="dojo.xsl" /&gt; </text:span><text:span text:style-name="T32">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22">dojo</text:span>" value="<text:span text:style-name="T22">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67">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2">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73658274" text:style-name="L17">
        <text:list-item>
          <text:p text:style-name="P88">add the new useragent to the betterform-config.xml file: <text:line-break/>&lt;useragent name="my" value="myAgent.xsl"</text:p>
        </text:list-item>
        <text:list-item>
          <text:p text:style-name="P88">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72"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15">&lt;html&gt;</text:span><text:span text:style-name="T5">, </text:span><text:span text:style-name="T15">&lt;head&gt;</text:span><text:span text:style-name="T5"> and </text:span><text:span text:style-name="T15">&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72"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68">XForms Input bound to dateTime typed value</text:p>
      <text:p text:style-name="Code"><draw:frame draw:style-name="fr3" draw:name="Frame6" text:anchor-type="paragraph" svg:x="9.871cm" svg:y="0.519cm" svg:width="5.644cm" draw:z-index="2"><draw:text-box fo:min-height="5.584cm"><text:p text:style-name="Illustration"><draw:frame draw:style-name="fr5" draw:name="graphics2" text:anchor-type="paragraph" svg:x="0.004cm" svg:y="0.002cm" svg:width="5.644cm" style:rel-width="100%" svg:height="5.584cm" style:rel-height="scale" draw:z-index="3"><draw:image/></draw:frame>Illustration <text:sequence text:ref-name="refIllustration2" text:name="Illustration" text:formula="ooow:Illustration+1" style:num-format="1">2</text:sequence>: DateTime dijit</text:p></draw:text-box></draw:frame>…</text:p>
      <text:p text:style-name="Code"><text:soft-page-break/>&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text:p>
      <text:p text:style-name="P68">XForms Input bound to Date Time Markup</text:p>
      <text:p text:style-name="Code">&lt;span id="dateTimeDijit" <text:s/>dojoType="betterform.ui.Control"</text:p>
      <text:p text:style-name="Code"><text:s text:c="6"/>class="<text:span text:style-name="T22">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22">xfLabel</text:span>"&gt;DateTime:&lt;/label&gt;</text:p>
      <text:p text:style-name="Code"><text:s text:c="4"/>&lt;div id="dateTimeDijit-value" class="<text:span text:style-name="T22">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text:soft-page-break/>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text:soft-page-break/>is shown because it calls the this.applyProperties function of the superclass ControlValue. The function <text:span text:style-name="T22">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22">this.applyProperties(dijit.byId(this.xfControlId), this.srcNodeRef);</text:span></text:p>
      <text:p text:style-name="Code"><text:s text:c="4"/>},</text:p>
      <text:p text:style-name="Standard">The second function any ControlValue must call is <text:span text:style-name="T22">this.setControlValue()</text:span> if a value change takes place the server should be notified about. The function retrieves the value from the ControlValue by calling <text:span text:style-name="T22">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23">concatenate</text:span> the date and time part of the DateTime dijit to a valid dateTime value.</text:p>
          </table:table-cell>
        </table:table-row>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soft-pag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he sourceNode is the DOM representation of the XForms Input bound to DateTime Markup listed two pages above. </text:p>
      <text:p text:style-name="Standard">Now everything is set up to create and render the DateTime dijit for any XForms Input that is bound to a dateTime typed value.</text:p>
      <text:p text:style-name="Standard"/>
      <text:h text:style-name="Heading_20_1" text:outline-level="1">Using betterFORM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XFormProcessor</text:h>
      <text:p text:style-name="Standard">XFormsProcessor and its implementation XFormsProcessorImpl are the main classes of interest when working with betterFORM core. XFormsProcessor handles configuration, initialization, all XForms interaction and destruction of the container. To instantiate XformsProcessor simply call the default constructor:</text:p>
      <text:p text:style-name="P50">XFormProcessor processor = new XFormProcessorImpl();</text:p>
      <text:p text:style-name="P28">Normally XFormProcessorImpl will only be called by an Adapter and not be exposed to your application. There are several options for loading XForms into a XFormProcessorImpl object but the general procedure of initialization is always like:</text:p>
      <text:list xml:id="list1192565204" text:style-name="L21">
        <text:list-item>
          <text:p text:style-name="P99">create XFormProcessor</text:p>
        </text:list-item>
        <text:list-item>
          <text:p text:style-name="P99">configure XformProcessor by using the various setter methods</text:p>
        </text:list-item>
        <text:list-item>
          <text:p text:style-name="P99">calling init() to setup XFormProcessor for processing</text:p>
        </text:list-item>
      </text:list>
      <text:p text:style-name="P28"/>
      <text:h text:style-name="Heading_20_3" text:outline-level="3">Loading a form</text:h>
      <text:p text:style-name="Standard">There are several ways of loadiing a XForms host document into the processor. You may use one of the following methods:</text:p>
      <text:p text:style-name="P50"/>
      <table:table table:name="Table3" table:style-name="Table3">
        <table:table-column table:style-name="Table3.A"/>
        <table:table-column table:style-name="Table3.B"/>
        <table:table-row>
          <table:table-cell table:style-name="Table3.A1" office:value-type="string">
            <text:p text:style-name="P16">setXForms(InputSource source)</text:p>
          </table:table-cell>
          <table:table-cell table:style-name="Table3.B1" office:value-type="string">
            <text:p text:style-name="P17">takes a SAX InputSource <text:s/>as input </text:p>
          </table:table-cell>
        </table:table-row>
        <table:table-row>
          <table:table-cell table:style-name="Table3.A2" office:value-type="string">
            <text:p text:style-name="P16">setXForms(InputStream stream)</text:p>
          </table:table-cell>
          <table:table-cell table:style-name="Table3.B2" office:value-type="string">
            <text:p text:style-name="P17">Uses an InputStream which contains the XForms </text:p>
          </table:table-cell>
        </table:table-row>
        <table:table-row>
          <table:table-cell table:style-name="Table3.A2" office:value-type="string">
            <text:p text:style-name="P16">setXForms(URI uri)</text:p>
          </table:table-cell>
          <table:table-cell table:style-name="Table3.B2" office:value-type="string">
            <text:p text:style-name="P17">resolves <text:s/>the URI and loads the result as XForms document</text:p>
          </table:table-cell>
        </table:table-row>
        <table:table-row>
          <table:table-cell table:style-name="Table3.A2" office:value-type="string">
            <text:p text:style-name="P16">setXForms(Node node)</text:p>
          </table:table-cell>
          <table:table-cell table:style-name="Table3.B2" office:value-type="string">
            <text:p text:style-name="P17">Takes a DOM Node which should hold the entire XForms document.</text:p>
          </table:table-cell>
        </table:table-row>
      </table:table>
      <text:p text:style-name="P50"/>
      <text:h text:style-name="Heading_20_3" text:outline-level="3"><text:soft-page-break/>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6">setBaseURI(String uriString)</text:span> where <text:span text:style-name="T16">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betterFORM offers a practical solution to this. Each XFormsProcessor object maintains a HashMap called 'appContext'. This allows an application to pass arbitrary parameters to XFormsProcessor. These parameters can be used in one of the following ways to load an instance:</text:p>
      <text:list xml:id="list973682925" text:style-name="L22">
        <text:list-item>
          <text:p text:style-name="P92">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span><text:soft-page-break/><text:span text:style-name="Source_20_Text"><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XFormsProcessor.</text:p>
        </text:list-item>
        <text:list-item>
          <text:p text:style-name="P92">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92">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p text:style-name="Standard"/>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text:soft-page-break/>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858707083" text:style-name="L23">
        <text:list-item>
          <text:p text:style-name="P93">implement <text:span text:style-name="Source_20_Text">org.w3c.dom.events.EventListener</text:span><text:line-break/>by providing a <text:span text:style-name="Source_20_Text">handleEvent</text:span> method</text:p>
        </text:list-item>
        <text:list-item>
          <text:p text:style-name="P93">call <text:span text:style-name="Source_20_Text">addEventListener</text:span> to attach yourself as listener for a specific eventtype when starting processing.</text:p>
        </text:list-item>
        <text:list-item>
          <text:p text:style-name="P93">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7">getProperty</text:span> method.</text:p>
      <text:p text:style-name="Standard">A '<text:span text:style-name="T19">Context property</text:span>' is a key which is stored in an instance of ChibaContext at runtime.</text:p>
      <text:h text:style-name="Heading_20_3" text:outline-level="3">Parameterizing Connector URIs</text:h>
      <text:p text:style-name="Standard">'<text:span text:style-name="T19">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oft-page-break/><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7">ConnectorFactory</text:span> it will be automatically be available in every <text:span text:style-name="T7">Connector</text:span> implementation.</text:p>
      <text:h text:style-name="Heading_20_2" text:outline-level="2">Configuration</text:h>
      <text:p text:style-name="Standard">All configuration parameters are found in a file named 'default.xml' which is located in package <text:span text:style-name="T7">org.chiba.xml.xforms.config</text:span> in the classpath. If you don't like this policy you may put the configfile in a different location and reference it from web.xml as follows:</text:p>
      <text:p text:style-name="P18"><text:span text:style-name="T7">&lt;context-param&gt;<text:line-break/><text:tab/>&lt;param-name&gt;chiba-config.xml&lt;/param-name&gt;<text:line-break/><text:tab/>&lt;param-value&gt;</text:span>WEB-INF/chiba.xml<text:span text:style-name="T7">&lt;/param-value&gt;<text:line-break/><text:tab/>&lt;description&gt;location of config-file&lt;/description&gt;<text:line-break/>&lt;/context-param&gt;</text:span></text:p>
      <text:p text:style-name="P54">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1195012889" text:style-name="L24">
        <text:list-item>
          <text:p text:style-name="P94"><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94"><text:span text:style-name="Source_20_Text">&lt;error-messages&gt;</text:span><text:line-break/>used to configure the error-messages of the Chiba processor itself. (NOT the XForms messages). </text:p>
        </text:list-item>
        <text:list-item>
          <text:p text:style-name="P94"><text:span text:style-name="Source_20_Text">&lt;stylesheets&gt;</text:span><text:line-break/>while its always possible to set the stylesheet at runtime, this section defines the standard stylesheet to be used. For HTML the entry<text:line-break/><text:soft-page-break/><text:span text:style-name="T7">&lt;stylesheet name="html-default" value="html4.xsl"/&gt;</text:span><text:line-break/>defines 'html4.xsl' as the standard stylesheet for HTML clients.</text:p>
        </text:list-item>
        <text:list-item>
          <text:p text:style-name="P94"><text:span text:style-name="Source_20_Text">&lt;connectors&gt;</text:span><text:line-break/>in this section the various <text:span text:style-name="T7">Connector</text:span> implementations that Chiba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94"><text:span text:style-name="Source_20_Text">&lt;extension-functions&gt;</text:span><text:line-break/>this markup is proposed to configure XPath extension functions that are not part of the XForms standard. This feature has not yet been enabled fully.</text:p>
        </text:list-item>
        <text:list-item>
          <text:p text:style-name="P94"><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1"/>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1"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Lucida Grande1" svg:font-family="'Lucida Grande'"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keep-together="always" fo:orphans="0" fo:widows="0" fo:text-indent="0cm" style:auto-text-indent="false" style:page-number="auto" fo:background-color="#ffcc99" fo:padding="0.203cm" fo:border="0.002cm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45</text:page-number>/<text:page-count>45</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Working with Chiba</dc:title>
    <meta:initial-creator>chaud</meta:initial-creator>
    <meta:creation-date>2002-05-29T13:11:00</meta:creation-date>
    <dc:date>2010-03-29T16:38:17</dc:date>
    <meta:print-date>2005-06-13T18:53:36</meta:print-date>
    <dc:language>en-US</dc:language>
    <meta:editing-cycles>720</meta:editing-cycles>
    <meta:editing-duration>PT424H14M14S</meta:editing-duration>
    <meta:document-statistic meta:table-count="10" meta:image-count="3" meta:object-count="0" meta:page-count="45" meta:paragraph-count="680" meta:word-count="9268" meta:character-count="63880"/>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list>
</file>